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Times New Roman (Vietnamese)1" svg:font-family="'Times New Roman (Vietnamese)'" style:font-family-generic="system" style:font-pitch="variable"/>
    <style:font-face style:name="Times New Roman CE" svg:font-family="'Times New Roman CE'" style:font-family-generic="roman" style:font-pitch="variable"/>
    <style:font-face style:name="Times New Roman CE1" svg:font-family="'Times New Roman C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931in" fo:margin-left="-0.075in" fo:margin-top="0in" fo:margin-bottom="0in" table:align="left" style:writing-mode="lr-tb"/>
    </style:style>
    <style:style style:name="Table1.A" style:family="table-column">
      <style:table-column-properties style:column-width="3.8743in"/>
    </style:style>
    <style:style style:name="Table1.B" style:family="table-column">
      <style:table-column-properties style:column-width="3.1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2" style:family="table">
      <style:table-properties style:width="6.9931in" fo:margin-left="-0.0715in" fo:margin-top="0in" fo:margin-bottom="0in" table:align="left" style:writing-mode="lr-tb"/>
    </style:style>
    <style:style style:name="Table2.A" style:family="table-column">
      <style:table-column-properties style:column-width="4.7458in"/>
    </style:style>
    <style:style style:name="Table2.B" style:family="table-column">
      <style:table-column-properties style:column-width="2.246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9931in" fo:margin-left="-0.0715in" fo:margin-top="0in" fo:margin-bottom="0in" table:align="left" style:writing-mode="lr-tb"/>
    </style:style>
    <style:style style:name="Table3.A" style:family="table-column">
      <style:table-column-properties style:column-width="4.7465in"/>
    </style:style>
    <style:style style:name="Table3.B" style:family="table-column">
      <style:table-column-properties style:column-width="2.24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orphans="0" fo:widows="0" fo:text-indent="0in" style:auto-text-indent="false" style:writing-mode="lr-tb"/>
      <style:text-properties style:font-name="Times New Roman" fo:font-size="12pt" style:font-size-asian="12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text-indent="0in" style:auto-text-indent="false" style:writing-mode="lr-tb"/>
      <style:text-properties fo:color="#000000" loext:opacity="100%" style:font-name="Times New Roman" fo:font-weight="bold" style:font-name-asian="Times New Roman1" style:font-weight-asian="bold" style:font-size-complex="13pt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orphans="0" fo:widows="0" fo:text-indent="0in" style:auto-text-indent="false" style:writing-mode="lr-tb"/>
      <style:text-properties fo:color="#000000" loext:opacity="100%" style:font-name="Times New Roman" style:font-name-asian="Times New Roman1" style:font-size-complex="13pt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orphans="0" fo:widows="0" fo:text-indent="0in" style:auto-text-indent="false" style:writing-mode="lr-tb">
        <style:tab-stops/>
      </style:paragraph-properties>
      <style:text-properties fo:color="#000000" loext:opacity="100%" style:font-name="Times New Roman" style:font-name-asian="Times New Roman1" style:font-size-complex="13pt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text-indent="0in" style:auto-text-indent="false" style:writing-mode="lr-tb"/>
      <style:text-properties fo:color="#000000" loext:opacity="100%" style:font-name="Times New Roman" style:font-name-asian="Times New Roman1" style:font-size-complex="13pt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text-align="justify" style:justify-single-word="false" fo:text-indent="0in" style:auto-text-indent="false" style:writing-mode="lr-tb"/>
      <style:text-properties style:font-name="Times New Roman" style:font-size-complex="13pt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text-indent="0in" style:auto-text-indent="false" style:writing-mode="lr-tb"/>
      <style:text-properties style:font-name="Times New Roman" style:font-size-complex="13pt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orphans="0" fo:widows="0" fo:text-indent="0in" style:auto-text-indent="false" style:writing-mode="lr-tb"/>
      <style:text-properties style:font-name="Times New Roman" fo:font-size="12pt" style:font-size-asian="12pt" style:font-size-complex="12pt"/>
    </style:style>
    <style:style style:name="P9" style:family="paragraph" style:parent-style-name="Standard">
      <loext:graphic-properties draw:fill="solid" draw:fill-color="#fffffe" draw:fill-gradient-name="gradient" draw:fill-hatch-name="hatch"/>
      <style:paragraph-properties fo:margin-left="0in" fo:margin-right="0in" fo:margin-top="0.0598in" fo:margin-bottom="0.0598in" style:contextual-spacing="false" fo:line-height="115%" fo:orphans="0" fo:widows="0" fo:text-indent="0in" style:auto-text-indent="false" fo:background-color="#fffffe" style:writing-mode="lr-tb"/>
      <style:text-properties style:font-name="Times New Roman" fo:font-size="12pt" style:font-size-asian="12pt" style:font-size-complex="12pt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orphans="0" fo:widows="0" fo:text-indent="0in" style:auto-text-indent="false" style:writing-mode="lr-tb">
        <style:tab-stops/>
      </style:paragraph-properties>
    </style:style>
    <style:style style:name="P11" style:family="paragraph" style:parent-style-name="Standard">
      <loext:graphic-properties draw:fill-gradient-name="gradient" draw:fill-hatch-name="hatch"/>
      <style:paragraph-properties fo:margin-left="0.25in" fo:margin-right="0in" fo:margin-top="0.0598in" fo:margin-bottom="0.0598in" style:contextual-spacing="false" fo:line-height="115%" fo:orphans="0" fo:widows="0" fo:text-indent="0in" style:auto-text-indent="false" style:writing-mode="lr-tb">
        <style:tab-stops/>
      </style:paragraph-properties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orphans="0" fo:widows="0" fo:text-indent="0in" style:auto-text-indent="false" style:writing-mode="lr-tb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text-align="center" style:justify-single-word="false" fo:text-indent="0in" style:auto-text-indent="false" style:writing-mode="lr-tb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5" style:family="paragraph" style:parent-style-name="Standard">
      <loext:graphic-properties draw:fill-gradient-name="gradient" draw:fill-hatch-name="hatch"/>
      <style:paragraph-properties fo:margin-left="3.5in" fo:margin-right="0in" fo:margin-top="0.0598in" fo:margin-bottom="0.0598in" style:contextual-spacing="false" fo:line-height="115%" fo:text-align="center" style:justify-single-word="false" fo:text-indent="0in" style:auto-text-indent="false" style:writing-mode="lr-tb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text-indent="0in" style:auto-text-indent="false" style:writing-mode="lr-tb"/>
    </style:style>
    <style:style style:name="P17" style:family="paragraph" style:parent-style-name="Standard">
      <loext:graphic-properties draw:fill="solid" draw:fill-color="#fffffe" draw:fill-gradient-name="gradient" draw:fill-hatch-name="hatch"/>
      <style:paragraph-properties fo:margin-left="0in" fo:margin-right="0in" fo:margin-top="0.0598in" fo:margin-bottom="0.0598in" style:contextual-spacing="false" fo:line-height="115%" fo:text-indent="0in" style:auto-text-indent="false" fo:background-color="#fffffe" style:writing-mode="lr-tb"/>
    </style:style>
    <style:style style:name="P18" style:family="paragraph" style:parent-style-name="Standard">
      <loext:graphic-properties draw:fill-gradient-name="gradient" draw:fill-hatch-name="hatch"/>
      <style:paragraph-properties fo:margin-left="4in" fo:margin-right="0in" fo:margin-top="0.0598in" fo:margin-bottom="0.0598in" style:contextual-spacing="false" fo:line-height="115%" fo:text-indent="0in" style:auto-text-indent="false" style:writing-mode="lr-tb"/>
    </style:style>
    <style:style style:name="P19" style:family="paragraph" style:parent-style-name="Standard">
      <loext:graphic-properties draw:fill-gradient-name="gradient" draw:fill-hatch-name="hatch"/>
      <style:paragraph-properties fo:margin-top="0.0598in" fo:margin-bottom="0.0598in" style:contextual-spacing="false" fo:line-height="115%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margin-top="0.0598in" fo:margin-bottom="0.0598in" style:contextual-spacing="false" fo:line-height="115%" fo:orphans="0" fo:widows="0" fo:text-indent="0in" style:auto-text-indent="false" style:writing-mode="lr-tb"/>
      <style:text-properties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size-complex="13pt"/>
    </style:style>
    <style:style style:name="T3" style:family="text">
      <style:text-properties style:font-name="Times New Roman" style:font-name-asian="Times New Roman1" style:font-size-complex="13pt"/>
    </style:style>
    <style:style style:name="T4" style:family="text">
      <style:text-properties style:font-name="Times New Roman" style:font-size-complex="13pt"/>
    </style:style>
    <style:style style:name="T5" style:family="text">
      <style:text-properties style:font-name="Segoe UI Symbol" style:font-name-complex="Segoe UI Symbol1" style:font-size-complex="13pt"/>
    </style:style>
    <style:style style:name="T6" style:family="text">
      <style:text-properties style:font-name="Times New Roman (Vietnamese)" style:font-name-complex="Times New Roman (Vietnamese)1" style:font-size-complex="13pt"/>
    </style:style>
    <style:style style:name="T7" style:family="text">
      <style:text-properties fo:color="#000000" loext:opacity="100%" style:font-name="Times New Roman" fo:font-weight="bold" style:font-name-asian="Times New Roman1" style:font-weight-asian="bold" style:font-size-complex="13pt"/>
    </style:style>
    <style:style style:name="T8" style:family="text">
      <style:text-properties fo:color="#000000" loext:opacity="100%" style:font-name="Times New Roman" fo:font-weight="bold" style:font-name-asian="Times New Roman1" style:font-weight-asian="bold" style:font-size-complex="13pt" style:font-weight-complex="bold"/>
    </style:style>
    <style:style style:name="T9" style:family="text">
      <style:text-properties fo:color="#000000" loext:opacity="100%" style:font-name="Times New Roman" fo:font-weight="bold" officeooo:rsid="00209d33" style:font-name-asian="Times New Roman1" style:font-weight-asian="bold" style:font-size-complex="13pt" style:font-weight-complex="bold"/>
    </style:style>
    <style:style style:name="T10" style:family="text">
      <style:text-properties fo:color="#000000" loext:opacity="100%" style:font-name="Times New Roman" fo:font-weight="bold" officeooo:rsid="00209d33" style:font-name-asian="Times New Roman1" style:font-weight-asian="bold" style:font-size-complex="13pt"/>
    </style:style>
    <style:style style:name="T11" style:family="text">
      <style:text-properties fo:color="#000000" loext:opacity="100%" style:font-name="Times New Roman" fo:font-weight="bold" style:font-name-asian="Times New Roman1" style:font-weight-asian="bold"/>
    </style:style>
    <style:style style:name="T12" style:family="text">
      <style:text-properties fo:color="#000000" loext:opacity="100%" style:font-name="Times New Roman" fo:font-weight="bold" style:font-weight-asian="bold" style:font-weight-complex="bold"/>
    </style:style>
    <style:style style:name="T13" style:family="text">
      <style:text-properties fo:color="#000000" loext:opacity="100%" style:font-name="Times New Roman" style:font-name-asian="Times New Roman1" style:font-size-complex="13pt"/>
    </style:style>
    <style:style style:name="T14" style:family="text">
      <style:text-properties fo:color="#000000" loext:opacity="100%" style:font-name="Times New Roman" officeooo:rsid="00209d33" style:font-name-asian="Times New Roman1" style:font-size-complex="13pt"/>
    </style:style>
    <style:style style:name="T15" style:family="text">
      <style:text-properties fo:color="#000000" loext:opacity="100%" style:font-name="Times New Roman" style:font-name-asian="Times New Roman1"/>
    </style:style>
    <style:style style:name="T16" style:family="text">
      <style:text-properties fo:color="#000000" loext:opacity="100%" style:font-name="Times New Roman" fo:font-size="13pt" style:font-size-asian="13pt" style:font-size-complex="13pt"/>
    </style:style>
    <style:style style:name="T17" style:family="text"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0" loext:opacity="100%" style:font-name="Times New Roman" style:font-size-complex="13pt"/>
    </style:style>
    <style:style style:name="T19" style:family="text">
      <style:text-properties fo:color="#000000" loext:opacity="100%" style:font-name="Times New Roman" style:font-size-complex="13pt" style:font-weight-complex="bold"/>
    </style:style>
    <style:style style:name="T20" style:family="text">
      <style:text-properties fo:color="#000000" loext:opacity="100%" style:font-name="Times New Roman" fo:font-style="italic" style:font-name-asian="Times New Roman1" style:font-style-asian="italic" style:font-size-complex="13pt" style:font-style-complex="italic"/>
    </style:style>
    <style:style style:name="T21" style:family="text">
      <style:text-properties fo:color="#000000" loext:opacity="100%" style:font-name="Times New Roman"/>
    </style:style>
    <style:style style:name="T22" style:family="text">
      <style:text-properties fo:color="#000000" loext:opacity="100%" style:font-name="Times New Roman" style:font-weight-complex="bold"/>
    </style:style>
    <style:style style:name="T23" style:family="text">
      <style:text-properties fo:color="#000000" loext:opacity="100%" style:font-name="Times New Roman CE" style:font-name-complex="Times New Roman CE1" style:font-size-complex="13pt"/>
    </style:style>
    <style:style style:name="T24" style:family="text">
      <style:text-properties fo:color="#000000" loext:opacity="100%" style:font-name="Times New Roman CE" fo:font-style="italic" style:font-style-asian="italic" style:font-name-complex="Times New Roman CE1" style:font-size-complex="13pt" style:font-style-complex="italic"/>
    </style:style>
    <style:style style:name="T25" style:family="text">
      <style:text-properties fo:color="#000000" loext:opacity="100%" style:font-name="Times New Roman (Vietnamese)" style:font-name-complex="Times New Roman (Vietnamese)1" style:font-size-complex="13pt"/>
    </style:style>
    <style:style style:name="T26" style:family="text">
      <style:text-properties fo:color="#000000" loext:opacity="100%" style:font-name="Times New Roman (Vietnamese)" style:font-name-complex="Times New Roman (Vietnamese)1"/>
    </style:style>
    <style:style style:name="T27" style:family="text">
      <style:text-properties fo:color="#000000" loext:opacity="100%" style:font-name="Times New Roman (Vietnamese)" fo:font-size="13pt" fo:font-weight="bold" style:font-size-asian="13pt" style:font-weight-asian="bold" style:font-name-complex="Times New Roman (Vietnamese)1" style:font-size-complex="13pt" style:font-weight-complex="bold"/>
    </style:style>
    <style:style style:name="T28" style:family="text">
      <style:text-properties fo:color="#000000" loext:opacity="100%" style:font-name="Times New Roman (Vietnamese)" fo:font-size="13pt" style:font-size-asian="13pt" style:font-name-complex="Times New Roman (Vietnamese)1" style:font-size-complex="13pt"/>
    </style:style>
    <style:style style:name="T29" style:family="text">
      <style:text-properties fo:color="#000000" loext:opacity="100%" style:font-name="Times New Roman (Vietnamese)" fo:font-weight="bold" style:font-weight-asian="bold" style:font-name-complex="Times New Roman (Vietnamese)1" style:font-size-complex="13pt" style:font-weight-complex="bold"/>
    </style:style>
    <style:style style:name="T30" style:family="text">
      <style:text-properties fo:color="#000000" loext:opacity="100%" style:font-name="Times New Roman (Vietnamese)" fo:font-weight="bold" style:font-weight-asian="bold" style:font-name-complex="Times New Roman (Vietnamese)1" style:font-weight-complex="bold"/>
    </style:style>
    <style:style style:name="T31" style:family="text">
      <style:text-properties fo:color="#000000" loext:opacity="100%" fo:font-weight="bold" style:font-name-asian="Times New Roman1" style:font-weight-asian="bold"/>
    </style:style>
    <style:style style:name="T32" style:family="text">
      <style:text-properties fo:color="#000000" loext:opacity="100%" fo:font-weight="bold" style:font-weight-asian="bold" style:font-name-complex="Times New Roman (Vietnamese)1" style:font-weight-complex="bold"/>
    </style:style>
    <style:style style:name="T33" style:family="text">
      <style:text-properties fo:color="#000000" loext:opacity="100%" fo:font-weight="bold" style:font-weight-asian="bold" style:font-weight-complex="bold"/>
    </style:style>
    <style:style style:name="T34" style:family="text">
      <style:text-properties fo:color="#000000" loext:opacity="100%" style:font-name-asian="Times New Roman1"/>
    </style:style>
    <style:style style:name="T35" style:family="text">
      <style:text-properties fo:color="#000000" loext:opacity="100%" style:font-name-complex="Times New Roman (Vietnamese)1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style:font-weight-complex="bold"/>
    </style:style>
    <style:style style:name="T38" style:family="text">
      <style:text-properties fo:color="#a31515" loext:opacity="100%" style:font-name="Times New Roman" style:font-name-asian="Times New Roman1" style:font-size-complex="13pt"/>
    </style:style>
    <style:style style:name="T39" style:family="text">
      <style:text-properties fo:color="#a31515" loext:opacity="100%" style:font-name="Times New Roman" style:font-name-asian="Times New Roman1"/>
    </style:style>
    <style:style style:name="T40" style:family="text">
      <style:text-properties fo:color="#a31515" loext:opacity="100%" style:font-name="Times New Roman" style:font-size-complex="13pt"/>
    </style:style>
    <style:style style:name="T41" style:family="text">
      <style:text-properties fo:color="#a31515" loext:opacity="100%" style:font-name="Times New Roman"/>
    </style:style>
    <style:style style:name="T42" style:family="text">
      <style:text-properties fo:color="#a31515" loext:opacity="100%" style:font-name-asian="Times New Roman1"/>
    </style:style>
    <style:style style:name="T43" style:family="text">
      <style:text-properties fo:color="#a3151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GIẤY KHÁM SỨC KHOẺ</text:span></text:p>
      <text:p text:style-name="P13"><text:span text:style-name="T3">(Học sinh, sinh viên {d.nghenghiep:ifEQ(true):show(</text:span><text:span text:style-name="T5">☑</text:span><text:span text:style-name="T3">):elseShow(</text:span><text:span text:style-name="T5">☐</text:span><text:span text:style-name="T3">)}<text:tab/></text:span><text:span text:style-name="T6">Người lao động </text:span><text:span text:style-name="T3">{d. nghenghiep:ifEQ(true):show(</text:span><text:span text:style-name="T5">☑</text:span><text:span text:style-name="T3">):elseShow(</text:span><text:span text:style-name="T5">☐</text:span><text:span text:style-name="T3">)})</text:span></text:p>
      <text:p text:style-name="P16"><text:span text:style-name="T7">I. TIỀN SỬ BỆNH TẬT</text:span></text:p>
      <text:p text:style-name="P2"/>
      <text:p text:style-name="P16"><text:span text:style-name="T9">II</text:span><text:span text:style-name="T8">. KHÁM THỂ LỰC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3">Chiều cao:<text:tab/> <text:tab/><text:tab/>{d.chieucao} <text:tab/>cm</text:span></text:p>
            <text:p text:style-name="P11"><text:span text:style-name="T13">Cân nặng:<text:tab/><text:tab/> <text:tab/>{d.cannang}<text:tab/>kg</text:span></text:p>
            <text:p text:style-name="P11"><text:span text:style-name="T13">Vòng ngực trung bình: <text:tab/>{d.vongnguc} cm</text:span></text:p>
            <text:p text:style-name="P11"><text:span text:style-name="T13">Chỉ số BMI: <text:tab/><text:tab/>{d.bmi} </text:span></text:p>
          </table:table-cell>
          <table:table-cell table:style-name="Table1.A1" office:value-type="string">
            <text:p text:style-name="P11"><text:span text:style-name="T13">Mạch:<text:tab/> {d.mach} <text:tab/>lần/phút</text:span></text:p>
            <text:p text:style-name="P11"><text:span text:style-name="T13">Huyết áp:<text:tab/> {d.huyetap}<text:tab/>mmHg</text:span></text:p>
            <text:p text:style-name="P11"><text:span text:style-name="T23">Nhiệt độ</text:span><text:span text:style-name="T13">:<text:tab/> {d.nhietdo} <text:tab/>oC</text:span></text:p>
            <text:p text:style-name="P11"><text:span text:style-name="T13">Nhịp thở:<text:tab/> {d.nhiptho} <text:tab/>cm</text:span></text:p>
          </table:table-cell>
        </table:table-row>
      </table:table>
      <text:p text:style-name="P12"><text:span text:style-name="T3">Phân loại thể lực: </text:span></text:p>
      <text:p text:style-name="P16"><text:span text:style-name="T8">II</text:span><text:span text:style-name="T9">I</text:span><text:span text:style-name="T8">. KHÁM LÂM SÀNG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<text:span text:style-name="T7">Nội dung khám</text:span></text:p>
          </table:table-cell>
          <table:table-cell table:style-name="Table2.A1" office:value-type="string">
            <text:p text:style-name="P14"><text:span text:style-name="T7">Họ tên, chữ kí của bác sĩ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1">1. Nội khoa</text:span></text:p>
            <text:p text:style-name="P9"><text:span text:style-name="T34">a. Tuần hoàn:</text:span></text:p>
            <text:p text:style-name="P8"><text:span text:style-name="T34">Phân loại: {d.</text:span><text:span text:style-name="T42"> tuanhoan</text:span><text:span text:style-name="T34"> }</text:span></text:p>
            <text:p text:style-name="P8"><text:span text:style-name="T34">b. Hô hấp:</text:span></text:p>
            <text:p text:style-name="P8"><text:span text:style-name="T34">Phân loại: {d.hohap}</text:span></text:p>
            <text:p text:style-name="P8"><text:span text:style-name="T34">c. Tiêu hoá:</text:span></text:p>
            <text:p text:style-name="P8"><text:span text:style-name="T34">Phân loại: {d.tieuhoa}</text:span></text:p>
            <text:p text:style-name="P9"><text:span text:style-name="T34">d. Thận – tiết niệu:</text:span></text:p>
            <text:p text:style-name="P9"><text:span text:style-name="T34">Phân loại: {d.</text:span><text:span text:style-name="T43"> thantietnieu</text:span><text:span text:style-name="T34">}</text:span></text:p>
            <text:p text:style-name="P8"><text:span text:style-name="T35">e. Cơ – Xương – Khớp:</text:span></text:p>
            <text:p text:style-name="P8"><text:span text:style-name="T34">Phân loại: {d.coxuongkhop}</text:span></text:p>
            <text:p text:style-name="P8"><text:span text:style-name="T34">g. Thần kinh:</text:span></text:p>
            <text:p text:style-name="P8"><text:span text:style-name="T34">Phân loại: {d.thankinh}</text:span></text:p>
            <text:p text:style-name="P8"><text:span text:style-name="T34">h. Tâm thần:</text:span></text:p>
            <text:p text:style-name="P8"><text:soft-page-break/><text:span text:style-name="T34">Phân loại: {d.tamthan}</text:span></text:p>
            <text:p text:style-name="P8"><text:span text:style-name="T31">2. Ngoại khoa</text:span></text:p>
            <text:p text:style-name="P8"><text:span text:style-name="T34">Phân loại: {d.</text:span> <text:span text:style-name="T34">ngoaikhoa}</text:span></text:p>
            <text:p text:style-name="P8"><text:span text:style-name="T31">3. Sản phụ khoa</text:span></text:p>
            <text:p text:style-name="P8"><text:span text:style-name="T34">Phân loại: {d.</text:span> <text:span text:style-name="T34">sanphukhoa_pl }</text:span></text:p>
            <text:p text:style-name="P8"><text:span text:style-name="T31">4. Mắt</text:span></text:p>
            <text:p text:style-name="P8"><text:span text:style-name="T34">- Kết quả khám thị lực:</text:span></text:p>
            <text:p text:style-name="P8"><text:span text:style-name="T34">+ Không kính<text:tab/>Mắt trái: {d.mat_kk_matphai}</text:span></text:p>
            <text:p text:style-name="P8"><text:span text:style-name="T34"><text:tab/><text:tab/><text:tab/>Mắt phải: {d.mat_kk_mattrai}</text:span></text:p>
            <text:p text:style-name="P8"><text:span text:style-name="T34">+ Có kính<text:tab/><text:tab/>Mắt trái: {d.mat_ck_matphai}</text:span></text:p>
            <text:p text:style-name="P8"><text:span text:style-name="T34"><text:tab/><text:tab/><text:tab/>Mắt phải: {d.mat_ck_mattrai}</text:span></text:p>
            <text:p text:style-name="P8"><text:span text:style-name="T34">- Các bệnh về mắt (nếu có): {d.mat_benh}</text:span></text:p>
            <text:p text:style-name="P8"><text:span text:style-name="T34">Phân loại: {d.mat_pl}</text:span></text:p>
            <text:p text:style-name="P8"><text:span text:style-name="T31">5. Tai – Mũi – Họng</text:span></text:p>
            <text:p text:style-name="P8"><text:span text:style-name="T34">- Kết quả khám thính lực: </text:span></text:p>
            <text:p text:style-name="P8"><text:span text:style-name="T35">Tai trái: Nói thường: </text:span><text:span text:style-name="T34">m; Nói thầm: m</text:span></text:p>
            <text:p text:style-name="P8"><text:span text:style-name="T35">Tai phải: Nói thường: </text:span><text:span text:style-name="T34">m; Nói thầm: m</text:span></text:p>
            <text:p text:style-name="P8"><text:span text:style-name="T34">- Các bệnh về Tai – Mũi – Họng (nếu có):</text:span></text:p>
            <text:p text:style-name="P8"><text:span text:style-name="T34">Phân loại: {d.</text:span> <text:span text:style-name="T34">taimuihong}</text:span></text:p>
            <text:p text:style-name="P1"><text:span text:style-name="T32">6. Răng – Hàm – Mặt </text:span></text:p>
            <text:p text:style-name="P1"><text:span text:style-name="T36">Kết quả khám: <text:tab/>Hàm trên: </text:span></text:p>
            <text:p text:style-name="P1"><text:span text:style-name="T36"><text:tab/><text:tab/><text:tab/></text:span><text:span text:style-name="T35">Hàm dưới: </text:span></text:p>
            <text:p text:style-name="P1"><text:span text:style-name="T36">- Các bệnh về R</text:span><text:span text:style-name="T35">ăng – Hàm – Mặt (nếu có):</text:span></text:p>
            <text:p text:style-name="P9"><text:span text:style-name="T36">Phân loại: {d.</text:span><text:span text:style-name="T43"> </text:span><text:span text:style-name="T42">ranghammat</text:span><text:span text:style-name="T36">}</text:span></text:p>
            <text:p text:style-name="P1"><text:span text:style-name="T33">7. Da liễu</text:span></text:p>
            <text:p text:style-name="P9"><text:span text:style-name="T37">Phân loại: {d.</text:span> <text:span text:style-name="T43">dalieu</text:span><text:span text:style-name="T37">}</text:span></text:p>
          </table:table-cell>
          <table:table-cell table:style-name="Table2.A1" office:value-type="string">
            <text:p text:style-name="P3"/>
          </table:table-cell>
        </table:table-row>
      </table:table>
      <text:p text:style-name="P12"><text:span text:style-name="T7">I</text:span><text:span text:style-name="T10">V</text:span><text:span text:style-name="T7">. </text:span><text:span text:style-name="T10">KHÁM CẬN LÂM SÀNG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4"><text:span text:style-name="T8">Nội dung khám</text:span></text:p>
          </table:table-cell>
          <table:table-cell table:style-name="Table3.A1" office:value-type="string">
            <text:p text:style-name="P14"><text:span text:style-name="T7">Họ tên, chữ ký của Bác sỹ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3"><text:s/></text:span><text:span text:style-name="T25">Xét nghiệm huyết học/sinh hoá/X quang và các xét nghiệm khác khi có chỉ định của bác sỹ:</text:span></text:p>
            <text:p text:style-name="P10"><text:span text:style-name="T13">a. Kết quả:</text:span></text:p>
          </table:table-cell>
          <table:table-cell table:style-name="Table3.A1" table:number-rows-spanned="2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0"><text:span text:style-name="T23">b. Đánh giá</text:span></text:p>
          </table:table-cell>
          <table:covered-table-cell table:style-name="Table3.A1"/>
        </table:table-row>
      </table:table>
      <text:p text:style-name="P20"><text:span text:style-name="T13">V. </text:span><text:span text:style-name="T14">KẾT LUẬN</text:span></text:p>
      <text:p text:style-name="P17"><text:span text:style-name="T13">1. Phân loại sức khoẻ: {d.</text:span><text:span text:style-name="T4"> </text:span><text:span text:style-name="T38">phanloaisk</text:span><text:span text:style-name="T13">}</text:span></text:p>
      <text:p text:style-name="P17"><text:span text:style-name="T13">2. Các bệnh tật (nếu có): {d.</text:span><text:span text:style-name="T4"> </text:span><text:span text:style-name="T38">benhtatkhac</text:span><text:span text:style-name="T13">}</text:span></text:p>
      <text:p text:style-name="P5"/>
      <text:p text:style-name="P15"><text:span text:style-name="T13">Ngày <text:s text:c="5"/>tháng <text:s text:c="4"/></text:span><text:span text:style-name="T23">năm</text:span></text:p>
      <text:p text:style-name="P15"><text:span text:style-name="T29">NGƯỜI KẾT LUẬN</text:span></text:p>
      <text:p text:style-name="P18"><text:span text:style-name="T20">( Ký và ghi rõ họ tên và </text:span><text:span text:style-name="T24">đóng dấu )</text:span></text:p>
      <text:p text:style-name="P6"/>
      <text:p text:style-name="P7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Times New Roman (Vietnamese)1" svg:font-family="'Times New Roman (Vietnamese)'" style:font-family-generic="system" style:font-pitch="variable"/>
    <style:font-face style:name="Times New Roman CE" svg:font-family="'Times New Roman CE'" style:font-family-generic="roman" style:font-pitch="variable"/>
    <style:font-face style:name="Times New Roman CE1" svg:font-family="'Times New Roman CE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Segoe UI Symbol1" style:font-family-asian="'Segoe UI Symbol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in" fo:margin-bottom="0in" style:contextual-spacing="false" fo:line-height="100%"/>
      <style:text-properties style:font-name="Calibri" fo:font-family="Calibri" style:font-family-generic="roman" style:font-pitch="variable" fo:font-size="11pt" style:font-size-asian="11p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 fo:line-height="100%"/>
      <style:text-properties fo:font-size="12pt" style:font-size-asian="12pt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5:02:38.506000000</meta:creation-date>
    <dc:date>2022-03-14T15:08:35.557000000</dc:date>
    <meta:editing-duration>PT5M55S</meta:editing-duration>
    <meta:editing-cycles>5</meta:editing-cycles>
    <meta:generator>LibreOffice/7.3.1.3$Windows_X86_64 LibreOffice_project/a69ca51ded25f3eefd52d7bf9a5fad8c90b87951</meta:generator>
    <meta:document-statistic meta:table-count="3" meta:image-count="0" meta:object-count="0" meta:page-count="3" meta:paragraph-count="68" meta:word-count="321" meta:character-count="1743" meta:non-whitespace-character-count="1435"/>
  </office:meta>
</office:document-meta>
</file>